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151.000000000000000pt"/>
    </style:style>
    <style:style style:name="co2" style:family="table-column">
      <style:table-column-properties style:column-width="24.000000000000000pt"/>
    </style:style>
    <style:style style:name="co3" style:family="table-column">
      <style:table-column-properties style:column-width="33.499999999983316pt"/>
    </style:style>
    <style:style style:name="co4" style:family="table-column">
      <style:table-column-properties style:column-width="26.499999999980417pt"/>
    </style:style>
    <style:style style:name="co5" style:family="table-column">
      <style:table-column-properties style:column-width="57.000000000000000pt"/>
    </style:style>
    <style:style style:name="co6" style:family="table-column">
      <style:table-column-properties style:column-width="64.010000000000005pt"/>
    </style:style>
    <style:style style:name="ro1" style:family="table-row">
      <style:table-row-properties style:row-height="12.810000000000000pt"/>
    </style:style>
    <style:style style:name="ce1" style:family="table-cell">
      <style:text-properties fo:font-family="'Liberation Sans'" fo:font-size="9.000000000000000pt"/>
    </style:style>
    <number:number-style style:name="N1">
      <number:number number:decimal-places="2" number:min-integer-digits="1"/>
    </number:number-style>
  </office:automatic-styles>
  <office:body>
    <office:spreadsheet>
      <table:calculation-settings table:automatic-find-labels="false"/>
      <table:table table:name="Sheet1" table:style-name="ta1">
        <table:table-column table:style-name="co1"/>
        <table:table-column table:style-name="co2"/>
        <table:table-column table:style-name="co3"/>
        <table:table-column table:style-name="co2"/>
        <table:table-column table:style-name="co4"/>
        <table:table-column table:style-name="co5"/>
        <table:table-column table:style-name="co6" table:number-columns-repeated="2"/>
        <table:table-row>
          <table:table-cell office:value-type="string" office:string-value="">
            <text:p/>
          </table:table-cell>
          <table:table-cell office:value-type="string" office:string-value="Expected Number">
            <text:p>Expected Number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E[U]">
            <text:p>E[U]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.25">
            <text:p>1.25</text:p>
          </table:table-cell>
        </table:table-row>
        <table:table-row table:style-name="ro1">
          <table:table-cell office:value-type="string" office:string-value="MALE_YOUNG">
            <text:p>MALE_YOUNG</text:p>
          </table:table-cell>
          <table:table-cell office:value-type="float" office:value="2353">
            <text:p>2353</text:p>
          </table:table-cell>
          <table:table-cell office:value-type="float" office:value="470.6" table:formula="=[.B3]*(2000/10000)">
            <text:p>470.6</text:p>
          </table:table-cell>
          <table:table-cell office:value-type="string" office:string-value="">
            <text:p/>
          </table:table-cell>
          <table:table-cell office:value-type="float" office:value="1176" table:formula="=floor([.$E$2]*[.B3])">
            <text:p>1176</text:p>
          </table:table-cell>
          <table:table-cell office:value-type="float" office:value="1764" table:formula="=floor([.$F$2]*[.B3])">
            <text:p>1764</text:p>
          </table:table-cell>
          <table:table-cell office:value-type="float" office:value="2941" table:style-name="ce1" table:formula="=floor([.$G$2]*[.B3])">
            <text:p>2941</text:p>
          </table:table-cell>
        </table:table-row>
        <table:table-row>
          <table:table-cell office:value-type="string" office:string-value="MALE_OLD">
            <text:p>MALE_OLD</text:p>
          </table:table-cell>
          <table:table-cell office:value-type="float" office:value="2603">
            <text:p>2603</text:p>
          </table:table-cell>
          <table:table-cell office:value-type="float" office:value="520.6" table:formula="=[.B4]*(2000/10000)">
            <text:p>520.6</text:p>
          </table:table-cell>
          <table:table-cell office:value-type="string" office:string-value="">
            <text:p/>
          </table:table-cell>
          <table:table-cell office:value-type="float" office:value="1301" table:formula="=floor([.$E$2]*[.B4])">
            <text:p>1301</text:p>
          </table:table-cell>
          <table:table-cell office:value-type="float" office:value="1952" table:formula="=floor([.$F$2]*[.B4])">
            <text:p>1952</text:p>
          </table:table-cell>
          <table:table-cell office:value-type="float" office:value="3253" table:style-name="ce1" table:formula="=floor([.$G$2]*[.B4])">
            <text:p>3253</text:p>
          </table:table-cell>
        </table:table-row>
        <table:table-row>
          <table:table-cell office:value-type="string" office:string-value="MALE_LOW_INCOME">
            <text:p>MALE_LOW_INCOME</text:p>
          </table:table-cell>
          <table:table-cell office:value-type="float" office:value="3631">
            <text:p>3631</text:p>
          </table:table-cell>
          <table:table-cell office:value-type="float" office:value="726.2" table:formula="=[.B5]*(2000/10000)">
            <text:p>726.2</text:p>
          </table:table-cell>
          <table:table-cell office:value-type="string" office:string-value="">
            <text:p/>
          </table:table-cell>
          <table:table-cell office:value-type="float" office:value="1815" table:formula="=floor([.$E$2]*[.B5])">
            <text:p>1815</text:p>
          </table:table-cell>
          <table:table-cell office:value-type="float" office:value="2723" table:formula="=floor([.$F$2]*[.B5])">
            <text:p>2723</text:p>
          </table:table-cell>
          <table:table-cell office:value-type="float" office:value="4538" table:style-name="ce1" table:formula="=floor([.$G$2]*[.B5])">
            <text:p>4538</text:p>
          </table:table-cell>
        </table:table-row>
        <table:table-row>
          <table:table-cell office:value-type="string" office:string-value="MALE_HIGH_INCOME">
            <text:p>MALE_HIGH_INCOME</text:p>
          </table:table-cell>
          <table:table-cell office:value-type="float" office:value="1325">
            <text:p>1325</text:p>
          </table:table-cell>
          <table:table-cell office:value-type="float" office:value="265" table:formula="=[.B6]*(2000/10000)">
            <text:p>265</text:p>
          </table:table-cell>
          <table:table-cell office:value-type="string" office:string-value="">
            <text:p/>
          </table:table-cell>
          <table:table-cell office:value-type="float" office:value="662" table:formula="=floor([.$E$2]*[.B6])">
            <text:p>662</text:p>
          </table:table-cell>
          <table:table-cell office:value-type="float" office:value="993" table:formula="=floor([.$F$2]*[.B6])">
            <text:p>993</text:p>
          </table:table-cell>
          <table:table-cell office:value-type="float" office:value="1656" table:style-name="ce1" table:formula="=floor([.$G$2]*[.B6])">
            <text:p>1656</text:p>
          </table:table-cell>
        </table:table-row>
        <table:table-row>
          <table:table-cell office:value-type="string" office:string-value="FEMALE_YOUNG">
            <text:p>FEMALE_YOUNG</text:p>
          </table:table-cell>
          <table:table-cell office:value-type="float" office:value="2236">
            <text:p>2236</text:p>
          </table:table-cell>
          <table:table-cell office:value-type="float" office:value="447.2" table:formula="=[.B7]*(2000/10000)">
            <text:p>447.2</text:p>
          </table:table-cell>
          <table:table-cell office:value-type="string" office:string-value="">
            <text:p/>
          </table:table-cell>
          <table:table-cell office:value-type="float" office:value="1118" table:formula="=floor([.$E$2]*[.B7])">
            <text:p>1118</text:p>
          </table:table-cell>
          <table:table-cell office:value-type="float" office:value="1677" table:formula="=floor([.$F$2]*[.B7])">
            <text:p>1677</text:p>
          </table:table-cell>
          <table:table-cell office:value-type="float" office:value="2795" table:style-name="ce1" table:formula="=floor([.$G$2]*[.B7])">
            <text:p>2795</text:p>
          </table:table-cell>
        </table:table-row>
        <table:table-row>
          <table:table-cell office:value-type="string" office:string-value="FEMALE_OLD">
            <text:p>FEMALE_OLD</text:p>
          </table:table-cell>
          <table:table-cell office:value-type="float" office:value="2808">
            <text:p>2808</text:p>
          </table:table-cell>
          <table:table-cell office:value-type="float" office:value="561.6" table:formula="=[.B8]*(2000/10000)">
            <text:p>561.6</text:p>
          </table:table-cell>
          <table:table-cell office:value-type="string" office:string-value="">
            <text:p/>
          </table:table-cell>
          <table:table-cell office:value-type="float" office:value="1404" table:formula="=floor([.$E$2]*[.B8])">
            <text:p>1404</text:p>
          </table:table-cell>
          <table:table-cell office:value-type="float" office:value="2106" table:formula="=floor([.$F$2]*[.B8])">
            <text:p>2106</text:p>
          </table:table-cell>
          <table:table-cell office:value-type="float" office:value="3510" table:style-name="ce1" table:formula="=floor([.$G$2]*[.B8])">
            <text:p>3510</text:p>
          </table:table-cell>
        </table:table-row>
        <table:table-row>
          <table:table-cell office:value-type="string" office:string-value="FEMALE_LOW_INCOME">
            <text:p>FEMALE_LOW_INCOME</text:p>
          </table:table-cell>
          <table:table-cell office:value-type="float" office:value="4381">
            <text:p>4381</text:p>
          </table:table-cell>
          <table:table-cell office:value-type="float" office:value="876.2" table:formula="=[.B9]*(2000/10000)">
            <text:p>876.2</text:p>
          </table:table-cell>
          <table:table-cell office:value-type="string" office:string-value="">
            <text:p/>
          </table:table-cell>
          <table:table-cell office:value-type="float" office:value="2190" table:formula="=floor([.$E$2]*[.B9])">
            <text:p>2190</text:p>
          </table:table-cell>
          <table:table-cell office:value-type="float" office:value="3285" table:formula="=floor([.$F$2]*[.B9])">
            <text:p>3285</text:p>
          </table:table-cell>
          <table:table-cell office:value-type="float" office:value="5476" table:style-name="ce1" table:formula="=floor([.$G$2]*[.B9])">
            <text:p>5476</text:p>
          </table:table-cell>
        </table:table-row>
        <table:table-row>
          <table:table-cell office:value-type="string" office:string-value="FEMALE_HIGH_INCOME">
            <text:p>FEMALE_HIGH_INCOME</text:p>
          </table:table-cell>
          <table:table-cell office:value-type="float" office:value="663">
            <text:p>663</text:p>
          </table:table-cell>
          <table:table-cell office:value-type="float" office:value="132.6" table:formula="=[.B10]*(2000/10000)">
            <text:p>132.6</text:p>
          </table:table-cell>
          <table:table-cell office:value-type="string" office:string-value="">
            <text:p/>
          </table:table-cell>
          <table:table-cell office:value-type="float" office:value="331" table:formula="=floor([.$E$2]*[.B10])">
            <text:p>331</text:p>
          </table:table-cell>
          <table:table-cell office:value-type="float" office:value="497" table:formula="=floor([.$F$2]*[.B10])">
            <text:p>497</text:p>
          </table:table-cell>
          <table:table-cell office:value-type="float" office:value="828" table:style-name="ce1" table:formula="=floor([.$G$2]*[.B10])">
            <text:p>828</text:p>
          </table:table-cell>
        </table:table-row>
        <table:table-row>
          <table:table-cell office:value-type="string" office:string-value="YOUNG_LOW_INCOME">
            <text:p>YOUNG_LOW_INCOME</text:p>
          </table:table-cell>
          <table:table-cell office:value-type="float" office:value="3816">
            <text:p>3816</text:p>
          </table:table-cell>
          <table:table-cell office:value-type="float" office:value="763.2" table:formula="=[.B11]*(2000/10000)">
            <text:p>763.2</text:p>
          </table:table-cell>
          <table:table-cell office:value-type="string" office:string-value="">
            <text:p/>
          </table:table-cell>
          <table:table-cell office:value-type="float" office:value="1908" table:formula="=floor([.$E$2]*[.B11])">
            <text:p>1908</text:p>
          </table:table-cell>
          <table:table-cell office:value-type="float" office:value="2862" table:formula="=floor([.$F$2]*[.B11])">
            <text:p>2862</text:p>
          </table:table-cell>
          <table:table-cell office:value-type="float" office:value="4770" table:style-name="ce1" table:formula="=floor([.$G$2]*[.B11])">
            <text:p>4770</text:p>
          </table:table-cell>
        </table:table-row>
        <table:table-row>
          <table:table-cell office:value-type="string" office:string-value="YOUNG_HIGH_INCOME">
            <text:p>YOUNG_HIGH_INCOME</text:p>
          </table:table-cell>
          <table:table-cell office:value-type="float" office:value="773">
            <text:p>773</text:p>
          </table:table-cell>
          <table:table-cell office:value-type="float" office:value="154.6" table:formula="=[.B12]*(2000/10000)">
            <text:p>154.6</text:p>
          </table:table-cell>
          <table:table-cell office:value-type="string" office:string-value="">
            <text:p/>
          </table:table-cell>
          <table:table-cell office:value-type="float" office:value="386" table:formula="=floor([.$E$2]*[.B12])">
            <text:p>386</text:p>
          </table:table-cell>
          <table:table-cell office:value-type="float" office:value="579" table:formula="=floor([.$F$2]*[.B12])">
            <text:p>579</text:p>
          </table:table-cell>
          <table:table-cell office:value-type="float" office:value="966" table:style-name="ce1" table:formula="=floor([.$G$2]*[.B12])">
            <text:p>966</text:p>
          </table:table-cell>
        </table:table-row>
        <table:table-row>
          <table:table-cell office:value-type="string" office:string-value="OLD_LOW_INCOME">
            <text:p>OLD_LOW_INCOME</text:p>
          </table:table-cell>
          <table:table-cell office:value-type="float" office:value="4196">
            <text:p>4196</text:p>
          </table:table-cell>
          <table:table-cell office:value-type="float" office:value="839.2" table:formula="=[.B13]*(2000/10000)">
            <text:p>839.2</text:p>
          </table:table-cell>
          <table:table-cell office:value-type="string" office:string-value="">
            <text:p/>
          </table:table-cell>
          <table:table-cell office:value-type="float" office:value="2098" table:formula="=floor([.$E$2]*[.B13])">
            <text:p>2098</text:p>
          </table:table-cell>
          <table:table-cell office:value-type="float" office:value="3147" table:formula="=floor([.$F$2]*[.B13])">
            <text:p>3147</text:p>
          </table:table-cell>
          <table:table-cell office:value-type="float" office:value="5245" table:style-name="ce1" table:formula="=floor([.$G$2]*[.B13])">
            <text:p>5245</text:p>
          </table:table-cell>
        </table:table-row>
        <table:table-row>
          <table:table-cell office:value-type="string" office:string-value="OLD_HIGH_INCOME">
            <text:p>OLD_HIGH_INCOME</text:p>
          </table:table-cell>
          <table:table-cell office:value-type="float" office:value="1215">
            <text:p>1215</text:p>
          </table:table-cell>
          <table:table-cell office:value-type="float" office:value="243" table:formula="=[.B14]*(2000/10000)">
            <text:p>243</text:p>
          </table:table-cell>
          <table:table-cell office:value-type="string" office:string-value="">
            <text:p/>
          </table:table-cell>
          <table:table-cell office:value-type="float" office:value="607" table:formula="=floor([.$E$2]*[.B14])">
            <text:p>607</text:p>
          </table:table-cell>
          <table:table-cell office:value-type="float" office:value="911" table:formula="=floor([.$F$2]*[.B14])">
            <text:p>911</text:p>
          </table:table-cell>
          <table:table-cell office:value-type="float" office:value="1518" table:style-name="ce1" table:formula="=floor([.$G$2]*[.B14])">
            <text:p>1518</text:p>
          </table:table-cell>
        </table:table-row>
        <table:table-row>
          <table:table-cell office:value-type="string" office:string-value="MALE_YOUNG_LOW_INCOME">
            <text:p>MALE_YOUNG_LOW_INCOME</text:p>
          </table:table-cell>
          <table:table-cell office:value-type="float" office:value="1836">
            <text:p>1836</text:p>
          </table:table-cell>
          <table:table-cell office:value-type="float" office:value="367.2" table:formula="=[.B15]*(2000/10000)">
            <text:p>367.2</text:p>
          </table:table-cell>
          <table:table-cell office:value-type="string" office:string-value="">
            <text:p/>
          </table:table-cell>
          <table:table-cell office:value-type="float" office:value="918" table:formula="=floor([.$E$2]*[.B15])">
            <text:p>918</text:p>
          </table:table-cell>
          <table:table-cell office:value-type="float" office:value="1377" table:formula="=floor([.$F$2]*[.B15])">
            <text:p>1377</text:p>
          </table:table-cell>
          <table:table-cell office:value-type="float" office:value="2295" table:style-name="ce1" table:formula="=floor([.$G$2]*[.B15])">
            <text:p>2295</text:p>
          </table:table-cell>
        </table:table-row>
        <table:table-row>
          <table:table-cell office:value-type="string" office:string-value="MALE_YOUNG_HIGH_INCOME">
            <text:p>MALE_YOUNG_HIGH_INCOME</text:p>
          </table:table-cell>
          <table:table-cell office:value-type="float" office:value="517">
            <text:p>517</text:p>
          </table:table-cell>
          <table:table-cell office:value-type="float" office:value="103.4" table:formula="=[.B16]*(2000/10000)">
            <text:p>103.4</text:p>
          </table:table-cell>
          <table:table-cell office:value-type="string" office:string-value="">
            <text:p/>
          </table:table-cell>
          <table:table-cell office:value-type="float" office:value="258" table:formula="=floor([.$E$2]*[.B16])">
            <text:p>258</text:p>
          </table:table-cell>
          <table:table-cell office:value-type="float" office:value="387" table:formula="=floor([.$F$2]*[.B16])">
            <text:p>387</text:p>
          </table:table-cell>
          <table:table-cell office:value-type="float" office:value="646" table:style-name="ce1" table:formula="=floor([.$G$2]*[.B16])">
            <text:p>646</text:p>
          </table:table-cell>
        </table:table-row>
        <table:table-row>
          <table:table-cell office:value-type="string" office:string-value="MALE_OLD_LOW_INCOME">
            <text:p>MALE_OLD_LOW_INCOME</text:p>
          </table:table-cell>
          <table:table-cell office:value-type="float" office:value="1795">
            <text:p>1795</text:p>
          </table:table-cell>
          <table:table-cell office:value-type="float" office:value="359" table:formula="=[.B17]*(2000/10000)">
            <text:p>359</text:p>
          </table:table-cell>
          <table:table-cell office:value-type="string" office:string-value="">
            <text:p/>
          </table:table-cell>
          <table:table-cell office:value-type="float" office:value="897" table:formula="=floor([.$E$2]*[.B17])">
            <text:p>897</text:p>
          </table:table-cell>
          <table:table-cell office:value-type="float" office:value="1346" table:formula="=floor([.$F$2]*[.B17])">
            <text:p>1346</text:p>
          </table:table-cell>
          <table:table-cell office:value-type="float" office:value="2243" table:style-name="ce1" table:formula="=floor([.$G$2]*[.B17])">
            <text:p>2243</text:p>
          </table:table-cell>
        </table:table-row>
        <table:table-row>
          <table:table-cell office:value-type="string" office:string-value="MALE_OLD_HIGH_INCOME">
            <text:p>MALE_OLD_HIGH_INCOME</text:p>
          </table:table-cell>
          <table:table-cell office:value-type="float" office:value="808">
            <text:p>808</text:p>
          </table:table-cell>
          <table:table-cell office:value-type="float" office:value="161.6" table:formula="=[.B18]*(2000/10000)">
            <text:p>161.6</text:p>
          </table:table-cell>
          <table:table-cell office:value-type="string" office:string-value="">
            <text:p/>
          </table:table-cell>
          <table:table-cell office:value-type="float" office:value="404" table:formula="=floor([.$E$2]*[.B18])">
            <text:p>404</text:p>
          </table:table-cell>
          <table:table-cell office:value-type="float" office:value="606" table:formula="=floor([.$F$2]*[.B18])">
            <text:p>606</text:p>
          </table:table-cell>
          <table:table-cell office:value-type="float" office:value="1010" table:style-name="ce1" table:formula="=floor([.$G$2]*[.B18])">
            <text:p>1010</text:p>
          </table:table-cell>
        </table:table-row>
        <table:table-row>
          <table:table-cell office:value-type="string" office:string-value="FEMALE_YOUNG_LOW_INCOME">
            <text:p>FEMALE_YOUNG_LOW_INCOME</text:p>
          </table:table-cell>
          <table:table-cell office:value-type="float" office:value="1980">
            <text:p>1980</text:p>
          </table:table-cell>
          <table:table-cell office:value-type="float" office:value="396" table:formula="=[.B19]*(2000/10000)">
            <text:p>396</text:p>
          </table:table-cell>
          <table:table-cell office:value-type="string" office:string-value="">
            <text:p/>
          </table:table-cell>
          <table:table-cell office:value-type="float" office:value="990" table:formula="=floor([.$E$2]*[.B19])">
            <text:p>990</text:p>
          </table:table-cell>
          <table:table-cell office:value-type="float" office:value="1485" table:formula="=floor([.$F$2]*[.B19])">
            <text:p>1485</text:p>
          </table:table-cell>
          <table:table-cell office:value-type="float" office:value="2475" table:style-name="ce1" table:formula="=floor([.$G$2]*[.B19])">
            <text:p>2475</text:p>
          </table:table-cell>
        </table:table-row>
        <table:table-row>
          <table:table-cell office:value-type="string" office:string-value="FEMALE_YOUNG_HIGH_INCOME">
            <text:p>FEMALE_YOUNG_HIGH_INCOME</text:p>
          </table:table-cell>
          <table:table-cell office:value-type="float" office:value="256">
            <text:p>256</text:p>
          </table:table-cell>
          <table:table-cell office:value-type="float" office:value="51.2" table:formula="=[.B20]*(2000/10000)">
            <text:p>51.2</text:p>
          </table:table-cell>
          <table:table-cell office:value-type="string" office:string-value="">
            <text:p/>
          </table:table-cell>
          <table:table-cell office:value-type="float" office:value="128" table:formula="=floor([.$E$2]*[.B20])">
            <text:p>128</text:p>
          </table:table-cell>
          <table:table-cell office:value-type="float" office:value="192" table:formula="=floor([.$F$2]*[.B20])">
            <text:p>192</text:p>
          </table:table-cell>
          <table:table-cell office:value-type="float" office:value="320" table:style-name="ce1" table:formula="=floor([.$G$2]*[.B20])">
            <text:p>320</text:p>
          </table:table-cell>
        </table:table-row>
        <table:table-row>
          <table:table-cell office:value-type="string" office:string-value="FEMALE_OLD_LOW_INCOME">
            <text:p>FEMALE_OLD_LOW_INCOME</text:p>
          </table:table-cell>
          <table:table-cell office:value-type="float" office:value="2401">
            <text:p>2401</text:p>
          </table:table-cell>
          <table:table-cell office:value-type="float" office:value="480.2" table:formula="=[.B21]*(2000/10000)">
            <text:p>480.2</text:p>
          </table:table-cell>
          <table:table-cell office:value-type="string" office:string-value="">
            <text:p/>
          </table:table-cell>
          <table:table-cell office:value-type="float" office:value="1200" table:formula="=floor([.$E$2]*[.B21])">
            <text:p>1200</text:p>
          </table:table-cell>
          <table:table-cell office:value-type="float" office:value="1800" table:formula="=floor([.$F$2]*[.B21])">
            <text:p>1800</text:p>
          </table:table-cell>
          <table:table-cell office:value-type="float" office:value="3001" table:style-name="ce1" table:formula="=floor([.$G$2]*[.B21])">
            <text:p>3001</text:p>
          </table:table-cell>
        </table:table-row>
        <table:table-row>
          <table:table-cell office:value-type="string" office:string-value="FEMALE_OLD_HIGH_INCOME">
            <text:p>FEMALE_OLD_HIGH_INCOME</text:p>
          </table:table-cell>
          <table:table-cell office:value-type="float" office:value="407">
            <text:p>407</text:p>
          </table:table-cell>
          <table:table-cell office:value-type="float" office:value="81.4" table:formula="=[.B22]*(2000/10000)">
            <text:p>81.4</text:p>
          </table:table-cell>
          <table:table-cell office:value-type="string" office:string-value="">
            <text:p/>
          </table:table-cell>
          <table:table-cell office:value-type="float" office:value="203" table:formula="=floor([.$E$2]*[.B22])">
            <text:p>203</text:p>
          </table:table-cell>
          <table:table-cell office:value-type="float" office:value="305" table:formula="=floor([.$F$2]*[.B22])">
            <text:p>305</text:p>
          </table:table-cell>
          <table:table-cell office:value-type="float" office:value="508" table:style-name="ce1" table:formula="=floor([.$G$2]*[.B22])">
            <text:p>508</text:p>
          </table:table-cell>
        </table:table-row>
        <table:table-row>
          <table:table-cell office:value-type="string" office:string-value="">
            <text:p/>
          </table:table-cell>
          <table:table-cell office:value-type="float" office:value="2000" table:formula="=average([.B3:.B22])">
            <text:p>2000</text:p>
          </table:table-cell>
          <table:table-cell office:value-type="float" office:value="2000" table:formula="=sum([.C15:.C22])">
            <text:p>2000</text:p>
          </table:table-cell>
          <table:table-cell office:value-type="string" office:string-value="">
            <text:p/>
          </table:table-cell>
          <table:table-cell office:value-type="float" office:value="999.7" table:formula="=average([.E3:.E22])">
            <text:p>999.7</text:p>
          </table:table-cell>
          <table:table-cell office:value-type="float" office:value="1499.7" table:formula="=average([.F3:.F22])">
            <text:p>1499.7</text:p>
          </table:table-cell>
          <table:table-cell office:value-type="float" office:value="2499.7" table:formula="=average([.G3:.G22])">
            <text:p>2499.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ampaign discount factor.">
            <text:p>Campaign discount factor.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70" table:formula="=FLOOR([.B3]*0.2)">
            <text:p>470</text:p>
          </table:table-cell>
          <table:table-cell office:value-type="float" office:value="941" table:formula="=FLOOR([.B3]*0.4)">
            <text:p>941</text:p>
          </table:table-cell>
          <table:table-cell office:value-type="float" office:value="1411" table:formula="=FLOOR([.B3]*0.6)">
            <text:p>1411</text:p>
          </table:table-cell>
          <table:table-cell office:value-type="float" office:value="7.83333333333333" table:formula="=[.C27]*(1/60)">
            <text:p>7.833333333</text:p>
          </table:table-cell>
          <table:table-cell office:value-type="float" office:value="15.6833333333333" table:formula="=[.D27]*(1/60)">
            <text:p>15.68333333</text:p>
          </table:table-cell>
          <table:table-cell office:value-type="float" office:value="23.5166666666667" table:formula="=[.E27]*(1/60)">
            <text:p>23.5166666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20" table:formula="=FLOOR([.B4]*0.2)">
            <text:p>520</text:p>
          </table:table-cell>
          <table:table-cell office:value-type="float" office:value="1041" table:formula="=FLOOR([.B4]*0.4)">
            <text:p>1041</text:p>
          </table:table-cell>
          <table:table-cell office:value-type="float" office:value="1561" table:formula="=FLOOR([.B4]*0.6)">
            <text:p>1561</text:p>
          </table:table-cell>
          <table:table-cell office:value-type="float" office:value="8.66666666666667" table:formula="=[.C28]*(1/60)">
            <text:p>8.666666667</text:p>
          </table:table-cell>
          <table:table-cell office:value-type="float" office:value="17.35" table:formula="=[.D28]*(1/60)">
            <text:p>17.35</text:p>
          </table:table-cell>
          <table:table-cell office:value-type="float" office:value="26.0166666666667" table:formula="=[.E28]*(1/60)">
            <text:p>26.0166666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26" table:formula="=FLOOR([.B5]*0.2)">
            <text:p>726</text:p>
          </table:table-cell>
          <table:table-cell office:value-type="float" office:value="1452" table:formula="=FLOOR([.B5]*0.4)">
            <text:p>1452</text:p>
          </table:table-cell>
          <table:table-cell office:value-type="float" office:value="2178" table:formula="=FLOOR([.B5]*0.6)">
            <text:p>2178</text:p>
          </table:table-cell>
          <table:table-cell office:value-type="float" office:value="12.1" table:formula="=[.C29]*(1/60)">
            <text:p>12.1</text:p>
          </table:table-cell>
          <table:table-cell office:value-type="float" office:value="24.2" table:formula="=[.D29]*(1/60)">
            <text:p>24.2</text:p>
          </table:table-cell>
          <table:table-cell office:value-type="float" office:value="36.3" table:formula="=[.E29]*(1/60)">
            <text:p>36.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65" table:formula="=FLOOR([.B6]*0.2)">
            <text:p>265</text:p>
          </table:table-cell>
          <table:table-cell office:value-type="float" office:value="530" table:formula="=FLOOR([.B6]*0.4)">
            <text:p>530</text:p>
          </table:table-cell>
          <table:table-cell office:value-type="float" office:value="794" table:formula="=FLOOR([.B6]*0.6)">
            <text:p>794</text:p>
          </table:table-cell>
          <table:table-cell office:value-type="float" office:value="4.41666666666667" table:formula="=[.C30]*(1/60)">
            <text:p>4.416666667</text:p>
          </table:table-cell>
          <table:table-cell office:value-type="float" office:value="8.83333333333333" table:formula="=[.D30]*(1/60)">
            <text:p>8.833333333</text:p>
          </table:table-cell>
          <table:table-cell office:value-type="float" office:value="13.2333333333333" table:formula="=[.E30]*(1/60)">
            <text:p>13.2333333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47" table:formula="=FLOOR([.B7]*0.2)">
            <text:p>447</text:p>
          </table:table-cell>
          <table:table-cell office:value-type="float" office:value="894" table:formula="=FLOOR([.B7]*0.4)">
            <text:p>894</text:p>
          </table:table-cell>
          <table:table-cell office:value-type="float" office:value="1341" table:formula="=FLOOR([.B7]*0.6)">
            <text:p>1341</text:p>
          </table:table-cell>
          <table:table-cell office:value-type="float" office:value="7.45" table:formula="=[.C31]*(1/60)">
            <text:p>7.45</text:p>
          </table:table-cell>
          <table:table-cell office:value-type="float" office:value="14.9" table:formula="=[.D31]*(1/60)">
            <text:p>14.9</text:p>
          </table:table-cell>
          <table:table-cell office:value-type="float" office:value="22.35" table:formula="=[.E31]*(1/60)">
            <text:p>22.35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61" table:formula="=FLOOR([.B8]*0.2)">
            <text:p>561</text:p>
          </table:table-cell>
          <table:table-cell office:value-type="float" office:value="1123" table:formula="=FLOOR([.B8]*0.4)">
            <text:p>1123</text:p>
          </table:table-cell>
          <table:table-cell office:value-type="float" office:value="1684" table:formula="=FLOOR([.B8]*0.6)">
            <text:p>1684</text:p>
          </table:table-cell>
          <table:table-cell office:value-type="float" office:value="9.35" table:formula="=[.C32]*(1/60)">
            <text:p>9.35</text:p>
          </table:table-cell>
          <table:table-cell office:value-type="float" office:value="18.7166666666667" table:formula="=[.D32]*(1/60)">
            <text:p>18.71666667</text:p>
          </table:table-cell>
          <table:table-cell office:value-type="float" office:value="28.0666666666667" table:formula="=[.E32]*(1/60)">
            <text:p>28.0666666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76" table:formula="=FLOOR([.B9]*0.2)">
            <text:p>876</text:p>
          </table:table-cell>
          <table:table-cell office:value-type="float" office:value="1752" table:formula="=FLOOR([.B9]*0.4)">
            <text:p>1752</text:p>
          </table:table-cell>
          <table:table-cell office:value-type="float" office:value="2628" table:formula="=FLOOR([.B9]*0.6)">
            <text:p>2628</text:p>
          </table:table-cell>
          <table:table-cell office:value-type="float" office:value="14.6" table:formula="=[.C33]*(1/60)">
            <text:p>14.6</text:p>
          </table:table-cell>
          <table:table-cell office:value-type="float" office:value="29.2" table:formula="=[.D33]*(1/60)">
            <text:p>29.2</text:p>
          </table:table-cell>
          <table:table-cell office:value-type="float" office:value="43.8" table:formula="=[.E33]*(1/60)">
            <text:p>43.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32" table:formula="=FLOOR([.B10]*0.2)">
            <text:p>132</text:p>
          </table:table-cell>
          <table:table-cell office:value-type="float" office:value="265" table:formula="=FLOOR([.B10]*0.4)">
            <text:p>265</text:p>
          </table:table-cell>
          <table:table-cell office:value-type="float" office:value="397" table:formula="=FLOOR([.B10]*0.6)">
            <text:p>397</text:p>
          </table:table-cell>
          <table:table-cell office:value-type="float" office:value="2.2" table:formula="=[.C34]*(1/60)">
            <text:p>2.2</text:p>
          </table:table-cell>
          <table:table-cell office:value-type="float" office:value="4.41666666666667" table:formula="=[.D34]*(1/60)">
            <text:p>4.416666667</text:p>
          </table:table-cell>
          <table:table-cell office:value-type="float" office:value="6.61666666666667" table:formula="=[.E34]*(1/60)">
            <text:p>6.61666666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63" table:formula="=FLOOR([.B11]*0.2)">
            <text:p>763</text:p>
          </table:table-cell>
          <table:table-cell office:value-type="float" office:value="1526" table:formula="=FLOOR([.B11]*0.4)">
            <text:p>1526</text:p>
          </table:table-cell>
          <table:table-cell office:value-type="float" office:value="2289" table:formula="=FLOOR([.B11]*0.6)">
            <text:p>2289</text:p>
          </table:table-cell>
          <table:table-cell office:value-type="float" office:value="12.7166666666667" table:formula="=[.C35]*(1/60)">
            <text:p>12.71666667</text:p>
          </table:table-cell>
          <table:table-cell office:value-type="float" office:value="25.4333333333333" table:formula="=[.D35]*(1/60)">
            <text:p>25.43333333</text:p>
          </table:table-cell>
          <table:table-cell office:value-type="float" office:value="38.15" table:formula="=[.E35]*(1/60)">
            <text:p>38.15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54" table:formula="=FLOOR([.B12]*0.2)">
            <text:p>154</text:p>
          </table:table-cell>
          <table:table-cell office:value-type="float" office:value="309" table:formula="=FLOOR([.B12]*0.4)">
            <text:p>309</text:p>
          </table:table-cell>
          <table:table-cell office:value-type="float" office:value="463" table:formula="=FLOOR([.B12]*0.6)">
            <text:p>463</text:p>
          </table:table-cell>
          <table:table-cell office:value-type="float" office:value="2.56666666666667" table:formula="=[.C36]*(1/60)">
            <text:p>2.566666667</text:p>
          </table:table-cell>
          <table:table-cell office:value-type="float" office:value="5.15" table:formula="=[.D36]*(1/60)">
            <text:p>5.15</text:p>
          </table:table-cell>
          <table:table-cell office:value-type="float" office:value="7.71666666666667" table:formula="=[.E36]*(1/60)">
            <text:p>7.71666666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39" table:formula="=FLOOR([.B13]*0.2)">
            <text:p>839</text:p>
          </table:table-cell>
          <table:table-cell office:value-type="float" office:value="1678" table:formula="=FLOOR([.B13]*0.4)">
            <text:p>1678</text:p>
          </table:table-cell>
          <table:table-cell office:value-type="float" office:value="2517" table:formula="=FLOOR([.B13]*0.6)">
            <text:p>2517</text:p>
          </table:table-cell>
          <table:table-cell office:value-type="float" office:value="13.9833333333333" table:formula="=[.C37]*(1/60)">
            <text:p>13.98333333</text:p>
          </table:table-cell>
          <table:table-cell office:value-type="float" office:value="27.9666666666667" table:formula="=[.D37]*(1/60)">
            <text:p>27.96666667</text:p>
          </table:table-cell>
          <table:table-cell office:value-type="float" office:value="41.95" table:formula="=[.E37]*(1/60)">
            <text:p>41.95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43" table:formula="=FLOOR([.B14]*0.2)">
            <text:p>243</text:p>
          </table:table-cell>
          <table:table-cell office:value-type="float" office:value="486" table:formula="=FLOOR([.B14]*0.4)">
            <text:p>486</text:p>
          </table:table-cell>
          <table:table-cell office:value-type="float" office:value="728" table:formula="=FLOOR([.B14]*0.6)">
            <text:p>728</text:p>
          </table:table-cell>
          <table:table-cell office:value-type="float" office:value="4.05" table:formula="=[.C38]*(1/60)">
            <text:p>4.05</text:p>
          </table:table-cell>
          <table:table-cell office:value-type="float" office:value="8.1" table:formula="=[.D38]*(1/60)">
            <text:p>8.1</text:p>
          </table:table-cell>
          <table:table-cell office:value-type="float" office:value="12.1333333333333" table:formula="=[.E38]*(1/60)">
            <text:p>12.1333333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67" table:formula="=FLOOR([.B15]*0.2)">
            <text:p>367</text:p>
          </table:table-cell>
          <table:table-cell office:value-type="float" office:value="734" table:formula="=FLOOR([.B15]*0.4)">
            <text:p>734</text:p>
          </table:table-cell>
          <table:table-cell office:value-type="float" office:value="1101" table:formula="=FLOOR([.B15]*0.6)">
            <text:p>1101</text:p>
          </table:table-cell>
          <table:table-cell office:value-type="float" office:value="6.11666666666667" table:formula="=[.C39]*(1/60)">
            <text:p>6.116666667</text:p>
          </table:table-cell>
          <table:table-cell office:value-type="float" office:value="12.2333333333333" table:formula="=[.D39]*(1/60)">
            <text:p>12.23333333</text:p>
          </table:table-cell>
          <table:table-cell office:value-type="float" office:value="18.35" table:formula="=[.E39]*(1/60)">
            <text:p>18.35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03" table:formula="=FLOOR([.B16]*0.2)">
            <text:p>103</text:p>
          </table:table-cell>
          <table:table-cell office:value-type="float" office:value="206" table:formula="=FLOOR([.B16]*0.4)">
            <text:p>206</text:p>
          </table:table-cell>
          <table:table-cell office:value-type="float" office:value="310" table:formula="=FLOOR([.B16]*0.6)">
            <text:p>310</text:p>
          </table:table-cell>
          <table:table-cell office:value-type="float" office:value="1.71666666666667" table:formula="=[.C40]*(1/60)">
            <text:p>1.716666667</text:p>
          </table:table-cell>
          <table:table-cell office:value-type="float" office:value="3.43333333333333" table:formula="=[.D40]*(1/60)">
            <text:p>3.433333333</text:p>
          </table:table-cell>
          <table:table-cell office:value-type="float" office:value="5.16666666666667" table:formula="=[.E40]*(1/60)">
            <text:p>5.16666666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59" table:formula="=FLOOR([.B17]*0.2)">
            <text:p>359</text:p>
          </table:table-cell>
          <table:table-cell office:value-type="float" office:value="718" table:formula="=FLOOR([.B17]*0.4)">
            <text:p>718</text:p>
          </table:table-cell>
          <table:table-cell office:value-type="float" office:value="1076" table:formula="=FLOOR([.B17]*0.6)">
            <text:p>1076</text:p>
          </table:table-cell>
          <table:table-cell office:value-type="float" office:value="5.98333333333333" table:formula="=[.C41]*(1/60)">
            <text:p>5.983333333</text:p>
          </table:table-cell>
          <table:table-cell office:value-type="float" office:value="11.9666666666667" table:formula="=[.D41]*(1/60)">
            <text:p>11.96666667</text:p>
          </table:table-cell>
          <table:table-cell office:value-type="float" office:value="17.9333333333333" table:formula="=[.E41]*(1/60)">
            <text:p>17.9333333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61" table:formula="=FLOOR([.B18]*0.2)">
            <text:p>161</text:p>
          </table:table-cell>
          <table:table-cell office:value-type="float" office:value="323" table:formula="=FLOOR([.B18]*0.4)">
            <text:p>323</text:p>
          </table:table-cell>
          <table:table-cell office:value-type="float" office:value="484" table:formula="=FLOOR([.B18]*0.6)">
            <text:p>484</text:p>
          </table:table-cell>
          <table:table-cell office:value-type="float" office:value="2.68333333333333" table:formula="=[.C42]*(1/60)">
            <text:p>2.683333333</text:p>
          </table:table-cell>
          <table:table-cell office:value-type="float" office:value="5.38333333333333" table:formula="=[.D42]*(1/60)">
            <text:p>5.383333333</text:p>
          </table:table-cell>
          <table:table-cell office:value-type="float" office:value="8.06666666666667" table:formula="=[.E42]*(1/60)">
            <text:p>8.06666666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396" table:formula="=FLOOR([.B19]*0.2)">
            <text:p>396</text:p>
          </table:table-cell>
          <table:table-cell office:value-type="float" office:value="792" table:formula="=FLOOR([.B19]*0.4)">
            <text:p>792</text:p>
          </table:table-cell>
          <table:table-cell office:value-type="float" office:value="1187" table:formula="=FLOOR([.B19]*0.6)">
            <text:p>1187</text:p>
          </table:table-cell>
          <table:table-cell office:value-type="float" office:value="6.6" table:formula="=[.C43]*(1/60)">
            <text:p>6.6</text:p>
          </table:table-cell>
          <table:table-cell office:value-type="float" office:value="13.2" table:formula="=[.D43]*(1/60)">
            <text:p>13.2</text:p>
          </table:table-cell>
          <table:table-cell office:value-type="float" office:value="19.7833333333333" table:formula="=[.E43]*(1/60)">
            <text:p>19.7833333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1" table:formula="=FLOOR([.B20]*0.2)">
            <text:p>51</text:p>
          </table:table-cell>
          <table:table-cell office:value-type="float" office:value="102" table:formula="=FLOOR([.B20]*0.4)">
            <text:p>102</text:p>
          </table:table-cell>
          <table:table-cell office:value-type="float" office:value="153" table:formula="=FLOOR([.B20]*0.6)">
            <text:p>153</text:p>
          </table:table-cell>
          <table:table-cell office:value-type="float" office:value="0.85" table:formula="=[.C44]*(1/60)">
            <text:p>0.85</text:p>
          </table:table-cell>
          <table:table-cell office:value-type="float" office:value="1.7" table:formula="=[.D44]*(1/60)">
            <text:p>1.7</text:p>
          </table:table-cell>
          <table:table-cell office:value-type="float" office:value="2.55" table:formula="=[.E44]*(1/60)">
            <text:p>2.55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80" table:formula="=FLOOR([.B21]*0.2)">
            <text:p>480</text:p>
          </table:table-cell>
          <table:table-cell office:value-type="float" office:value="960" table:formula="=FLOOR([.B21]*0.4)">
            <text:p>960</text:p>
          </table:table-cell>
          <table:table-cell office:value-type="float" office:value="1440" table:formula="=FLOOR([.B21]*0.6)">
            <text:p>1440</text:p>
          </table:table-cell>
          <table:table-cell office:value-type="float" office:value="8" table:formula="=[.C45]*(1/60)">
            <text:p>8</text:p>
          </table:table-cell>
          <table:table-cell office:value-type="float" office:value="16" table:formula="=[.D45]*(1/60)">
            <text:p>16</text:p>
          </table:table-cell>
          <table:table-cell office:value-type="float" office:value="24" table:formula="=[.E45]*(1/60)">
            <text:p>2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81" table:formula="=FLOOR([.B22]*0.2)">
            <text:p>81</text:p>
          </table:table-cell>
          <table:table-cell office:value-type="float" office:value="162" table:formula="=FLOOR([.B22]*0.4)">
            <text:p>162</text:p>
          </table:table-cell>
          <table:table-cell office:value-type="float" office:value="244" table:formula="=FLOOR([.B22]*0.6)">
            <text:p>244</text:p>
          </table:table-cell>
          <table:table-cell office:value-type="float" office:value="1.35" table:formula="=[.C46]*(1/60)">
            <text:p>1.35</text:p>
          </table:table-cell>
          <table:table-cell office:value-type="float" office:value="2.7" table:formula="=[.D46]*(1/60)">
            <text:p>2.7</text:p>
          </table:table-cell>
          <table:table-cell office:value-type="float" office:value="4.06666666666667" table:formula="=[.E46]*(1/60)">
            <text:p>4.06666666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799.566666666667" table:formula="=sum([.F27:.H46])">
            <text:p>799.56666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65.000000000000000pt"/>
    </style:default-style>
    <style:default-style style:family="table-row">
      <style:table-row-properties style:row-height="13.000000000000000pt"/>
    </style:default-style>
    <style:default-style style:family="table-cell">
      <style:text-properties fo:font-family="'Liberation Sans'"/>
    </style:default-style>
    <style:style style:name="custom-style1" style:display-name="Default1" style:family="table-cell"/>
    <style:style style:name="custom-style2" style:display-name="Heading" style:family="table-cell" style:parent-style-name="custom-style1">
      <style:table-cell-properties style:text-align-source="fix"/>
      <style:paragraph-properties fo:text-align="center"/>
      <style:text-properties fo:font-size="16.000000000000000pt" fo:font-style="italic" fo:font-weight="bold"/>
    </style:style>
    <style:style style:name="custom-style3" style:display-name="Heading1" style:family="table-cell" style:parent-style-name="custom-style2">
      <style:table-cell-properties style:rotation-align="none" style:rotation-angle="90"/>
    </style:style>
    <style:style style:name="custom-style4" style:data-style-name="N1" style:display-name="N104P0" style:family="table-cell"/>
    <style:style style:name="custom-style5" style:display-name="Result" style:family="table-cell" style:parent-style-name="custom-style1">
      <style:text-properties fo:font-style="italic" fo:font-weight="bold" style:text-underline-color="font-color" style:text-underline-style="solid" style:text-underline-width="auto"/>
    </style:style>
    <style:style style:name="custom-style6" style:display-name="Result2" style:family="table-cell" style:parent-style-name="custom-style5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 
   <text:sheet-name>???</text:sheet-name>
 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Page 
   
   <text:page-number>1</text:page-number>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/>
    <meta:initial-creator>Unknown</meta:initial-creator>
    <meta:editing-cycles>8</meta:editing-cycles>
    <dc:date>2017-10-04T10:40:46</dc:date>
    <meta:creation-date>2017-09-26T16:29:30.361259300</meta:creation-date>
    <dc:creator>Enrique Areyan Viqueira</dc:creator>
    <meta:user-defined meta:name="telephone-work"> </meta:user-defined>
  </office:meta>
</office:document-meta>
</file>